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Preformatted_20_Text">
      <style:paragraph-properties fo:margin-top="0in" fo:margin-bottom="0.1965in" style:contextual-spacing="false"/>
    </style:style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iagrama de Arquitetura - Bonestock</text:h>
      <text:h text:style-name="Heading_20_2" text:outline-level="2">1. Introdução</text:h>
      <text:p text:style-name="Text_20_body">O objetivo deste documento é descrever a arquitetura do Bonestock, incluindo a comunicação entre os componentes do sistema, tecnologias utilizadas e estrutura geral.</text:p>
      <text:h text:style-name="Heading_20_2" text:outline-level="2">2. Visão Geral do Sistema</text:h>
      <text:p text:style-name="Text_20_body">O Bonestock é uma aplicação web responsiva, baseada em arquitetura cliente-servidor, composta pelos seguintes módulos principais:</text:p>
      <text:list text:style-name="L1">
        <text:list-item>
          <text:p text:style-name="P1"><text:span text:style-name="Strong_20_Emphasis">Frontend</text:span>: Interface web responsiva para gestão de estoque. </text:p>
        </text:list-item>
        <text:list-item>
          <text:p text:style-name="P1"><text:span text:style-name="Strong_20_Emphasis">Backend</text:span>: API REST para processamento de regras de negócio. </text:p>
        </text:list-item>
        <text:list-item>
          <text:p text:style-name="P1"><text:span text:style-name="Strong_20_Emphasis">Banco de Dados</text:span>: Armazena todas as informações do sistema. </text:p>
        </text:list-item>
        <text:list-item>
          <text:p text:style-name="P2"><text:span text:style-name="Strong_20_Emphasis">Serviço de Autenticação</text:span>: Gerenciamento de usuários e permissões. </text:p>
        </text:list-item>
      </text:list>
      <text:h text:style-name="Heading_20_2" text:outline-level="2">3. Componentes da Arquitetura</text:h>
      <text:h text:style-name="Heading_20_3" text:outline-level="3">3.1. Frontend</text:h>
      <text:list text:style-name="L2">
        <text:list-item>
          <text:p text:style-name="P3">Desenvolvido em <text:span text:style-name="Strong_20_Emphasis">React.js</text:span>. </text:p>
        </text:list-item>
        <text:list-item>
          <text:p text:style-name="P3">Consome a API REST do backend. </text:p>
        </text:list-item>
        <text:list-item>
          <text:p text:style-name="P4">Interface responsiva compatível com dispositivos desktop e mobile. </text:p>
        </text:list-item>
      </text:list>
      <text:h text:style-name="Heading_20_3" text:outline-level="3">3.2. Backend</text:h>
      <text:list text:style-name="L3">
        <text:list-item>
          <text:p text:style-name="P5">Desenvolvido em <text:span text:style-name="Strong_20_Emphasis">Node.js</text:span> com <text:span text:style-name="Strong_20_Emphasis">Express.js</text:span>. </text:p>
        </text:list-item>
        <text:list-item>
          <text:p text:style-name="P5">Implementa a API RESTful. </text:p>
        </text:list-item>
        <text:list-item>
          <text:p text:style-name="P5">Conecta-se ao banco de dados PostgreSQL. </text:p>
        </text:list-item>
        <text:list-item>
          <text:p text:style-name="P6">Utiliza <text:span text:style-name="Strong_20_Emphasis">JWT</text:span> para autenticação e controle de acesso. </text:p>
        </text:list-item>
      </text:list>
      <text:h text:style-name="Heading_20_3" text:outline-level="3">3.3. Banco de Dados</text:h>
      <text:list text:style-name="L4">
        <text:list-item>
          <text:p text:style-name="P7"><text:span text:style-name="Strong_20_Emphasis">PostgreSQL</text:span> como banco relacional. </text:p>
        </text:list-item>
        <text:list-item>
          <text:p text:style-name="P7"><text:span text:style-name="Strong_20_Emphasis">TypeORM</text:span> para gerenciamento de entidades. </text:p>
        </text:list-item>
        <text:list-item>
          <text:p text:style-name="P8">Estrutura otimizada para consultas rápidas e escalabilidade. </text:p>
        </text:list-item>
      </text:list>
      <text:h text:style-name="Heading_20_3" text:outline-level="3">3.4. Segurança</text:h>
      <text:list text:style-name="L5">
        <text:list-item>
          <text:p text:style-name="P9">Autenticação via <text:span text:style-name="Strong_20_Emphasis">JWT</text:span>. </text:p>
        </text:list-item>
        <text:list-item>
          <text:p text:style-name="P9">Proteção contra <text:span text:style-name="Strong_20_Emphasis">SQL Injection</text:span> e <text:span text:style-name="Strong_20_Emphasis">Cross-Site Scripting (XSS)</text:span>. </text:p>
        </text:list-item>
        <text:list-item>
          <text:p text:style-name="P10">Permissões baseadas em roles. </text:p>
        </text:list-item>
      </text:list>
      <text:h text:style-name="Heading_20_2" text:outline-level="2">4. Diagrama de Arquitetura</text:h>
      <text:p text:style-name="Text_20_body">O diagrama abaixo representa a estrutura geral do sistema e a interação entre os componentes:</text:p>
      <text:p text:style-name="Preformatted_20_Text"><text:soft-page-break/><text:span text:style-name="Source_20_Text">[Usuário] <text:s/>&lt;---&gt; <text:s/>[Frontend (React.js)] <text:s/>&lt;---&gt; <text:s/>[API REST (Node.js, Express.js)] <text:s/>&lt;---&gt; <text:s/>[Banco de Dados (PostgreSQL)]</text:span></text:p>
      <text:p text:style-name="Preformatted_20_Text"><text:span text:style-name="Source_20_Text"><text:s text:c="36"/>| <text:s text:c="35"/>|</text:span></text:p>
      <text:p text:style-name="P11"><text:span text:style-name="Source_20_Text"><text:s text:c="25"/>[Autenticação JWT] <text:s text:c="17"/>[Serviço de Notificação]</text:span></text:p>
      <text:h text:style-name="Heading_20_2" text:outline-level="2">5. Fluxo de Dados</text:h>
      <text:list text:style-name="L6">
        <text:list-item>
          <text:p text:style-name="P12">O usuário acessa o sistema via navegador. </text:p>
        </text:list-item>
        <text:list-item>
          <text:p text:style-name="P12">O frontend consome a API REST para operações CRUD (Criar, Ler, Atualizar, Deletar). </text:p>
        </text:list-item>
        <text:list-item>
          <text:p text:style-name="P12">A API processa as requisições e interage com o banco de dados. </text:p>
        </text:list-item>
        <text:list-item>
          <text:p text:style-name="P12">O banco de dados retorna as informações para a API. </text:p>
        </text:list-item>
        <text:list-item>
          <text:p text:style-name="P12">O backend envia a resposta ao frontend para exibição ao usuário. </text:p>
        </text:list-item>
        <text:list-item>
          <text:p text:style-name="P13">Autenticação é realizada via JWT, garantindo a segurança do sistema. 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00:45:07.963356178</meta:creation-date>
    <dc:date>2025-02-08T00:47:15.203585092</dc:date>
    <meta:editing-duration>PT2M7S</meta:editing-duration>
    <meta:editing-cycles>2</meta:editing-cycles>
    <meta:generator>LibreOffice/24.8.4.2$Linux_X86_64 LibreOffice_project/480$Build-2</meta:generator>
    <meta:document-statistic meta:table-count="0" meta:image-count="0" meta:object-count="0" meta:page-count="2" meta:paragraph-count="39" meta:word-count="303" meta:character-count="2043" meta:non-whitespace-character-count="1663"/>
  </office:meta>
</office:document-meta>
</file>